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  <style:text-properties style:font-name="Lucida Console" fo:font-size="10pt"/>
    </style:style>
    <style:style style:name="P2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  <style:text-properties style:font-name="Lucida Console" fo:font-size="10pt" style:text-underline-style="solid" style:text-underline-width="auto" style:text-underline-color="font-color"/>
    </style:style>
    <style:style style:name="P3" style:family="paragraph" style:parent-style-name="Preformatted_20_Text">
      <style:paragraph-properties fo:margin-top="0cm" fo:margin-bottom="0cm" fo:padding="0cm" fo:border="none"/>
      <style:text-properties style:font-name="Lucida Console" fo:font-size="10pt"/>
    </style:style>
    <style:style style:name="T1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portion of variation in selection explained by year</text:span></text:p>
      <text:p text:style-name="P1"><text:span text:style-name="T1"/></text:p>
      <text:p text:style-name="P1"><text:span text:style-name="T1"/></text:p>
      <text:p text:style-name="P3"><text:span text:style-name="T1">Model without any interaction</text:span></text:p>
      <text:p text:style-name="P3"><text:span text:style-name="T1"/></text:p>
      <text:p text:style-name="P3"><text:span text:style-name="T1">&gt; summary(lm(n_intact_seeds_rel ~ FFD_std+n_fl_std,data = data_sel))$adj.r.squared</text:span></text:p>
      <text:p text:style-name="P1">[1] 0.06803274</text:p>
      <text:p text:style-name="P1"/>
      <text:p text:style-name="P1"/>
      <text:p text:style-name="P1"><text:span text:style-name="T1">Model with interaction FFD:temperature</text:span></text:p>
      <text:p text:style-name="P1"><text:span text:style-name="T1"/></text:p>
      <text:p text:style-name="P1"><text:bookmark text:name="rstudio_console_output"/><text:span text:style-name="T1">&gt; summary(lm(n_intact_seeds_rel ~ FFD_std+FFD_std:mean_45+n_fl_std,data = data_sel))$adj.r.squared</text:span></text:p>
      <text:p text:style-name="P1">[1] 0.067714</text:p>
      <text:p text:style-name="P1"/>
      <text:p text:style-name="P1"/>
      <text:p text:style-name="P3"><text:span text:style-name="T1">Model with interaction FFD:year(as a factor)</text:span></text:p>
      <text:p text:style-name="P3"><text:span text:style-name="T1"/></text:p>
      <text:p text:style-name="P3"><text:span text:style-name="T1">&gt; summary(lm(n_intact_seeds_rel ~ FFD_std+FFD_std:as.factor(year)+n_fl_std,data = data_sel))$adj.r.squared</text:span></text:p>
      <text:p text:style-name="P1">[1] 0.07386034</text:p>
      <text:p text:style-name="P1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cia Valdés Rapado</meta:initial-creator>
    <meta:creation-date>2018-09-12T16:56:31.37</meta:creation-date>
    <meta:document-statistic meta:table-count="0" meta:image-count="0" meta:object-count="0" meta:page-count="1" meta:paragraph-count="10" meta:word-count="46" meta:character-count="491"/>
    <dc:date>2018-09-12T17:06:04.90</dc:date>
    <dc:creator>Alicia Valdés Rapado</dc:creator>
    <meta:editing-duration>PT9M33S</meta:editing-duration>
    <meta:editing-cycles>1</meta:editing-cycles>
    <meta:generator>OpenOffice/4.1.5$Win32 OpenOffice.org_project/415m1$Build-9789</meta:generator>
  </office:meta>
</office:document-meta>
</file>